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58" table:default-cell-style-name="Default"/>
        <table:table-row table:style-name="ro1">
          <table:table-cell table:style-name="ce2" office:value-type="string" calcext:value-type="string">
            <text:p>skill_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grey50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lock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green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blu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blu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r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mar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rty PlayerSneaky G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colat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eagr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brick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nzyDo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teblu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almon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hty BlowTack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goldenr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Do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ajowhit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ro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Strip 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pink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orang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cyan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gre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k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untle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ing 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ing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 Arm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d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il Mary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mp U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der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strous Mout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tiple 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nning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fe Pair of Han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eaky GitDefensi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in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 Fir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tacle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ck Sku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ck SkullGuar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o Hea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Frenzy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</table:table>
      <table:named-expressions/>
      <table:database-ranges>
        <table:database-range table:name="__Anonymous_Sheet_DB__0" table:target-range-address="Sheet1.A1:Sheet1.C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19:13:47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TJL</meta:initial-creator>
    <meta:creation-date>2016-08-18T13:39:56Z</meta:creation-date>
    <dc:date>2025-01-11T19:36:23.934000000</dc:date>
    <meta:editing-duration>PT2H28M11S</meta:editing-duration>
    <meta:editing-cycles>20</meta:editing-cycles>
    <meta:document-statistic meta:table-count="1" meta:cell-count="186" meta:object-count="0"/>
  </office:meta>
</office:document-meta>
</file>